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50f6" officeooo:paragraph-rsid="000250f6"/>
    </style:style>
    <style:style style:name="P2" style:family="paragraph" style:parent-style-name="Standard">
      <style:text-properties officeooo:rsid="000250f6" officeooo:paragraph-rsid="00041e1c"/>
    </style:style>
    <style:style style:name="P3" style:family="paragraph" style:parent-style-name="Standard">
      <style:text-properties officeooo:rsid="000250f6" officeooo:paragraph-rsid="000f9160"/>
    </style:style>
    <style:style style:name="P4" style:family="paragraph" style:parent-style-name="Standard">
      <style:text-properties officeooo:rsid="00041742" officeooo:paragraph-rsid="00041742"/>
    </style:style>
    <style:style style:name="P5" style:family="paragraph" style:parent-style-name="Standard">
      <style:text-properties officeooo:rsid="0005749c" officeooo:paragraph-rsid="0006f460"/>
    </style:style>
    <style:style style:name="P6" style:family="paragraph" style:parent-style-name="Standard">
      <style:text-properties officeooo:rsid="0005749c" officeooo:paragraph-rsid="000f9160"/>
    </style:style>
    <style:style style:name="P7" style:family="paragraph" style:parent-style-name="Standard">
      <style:text-properties officeooo:rsid="0006f460" officeooo:paragraph-rsid="0006f460"/>
    </style:style>
    <style:style style:name="P8" style:family="paragraph" style:parent-style-name="Standard">
      <style:text-properties officeooo:rsid="00086aa7" officeooo:paragraph-rsid="00086aa7"/>
    </style:style>
    <style:style style:name="P9" style:family="paragraph" style:parent-style-name="Standard">
      <style:text-properties officeooo:rsid="00091090" officeooo:paragraph-rsid="00091090"/>
    </style:style>
    <style:style style:name="P10" style:family="paragraph" style:parent-style-name="Standard">
      <style:text-properties officeooo:rsid="00091090" officeooo:paragraph-rsid="000e08a3"/>
    </style:style>
    <style:style style:name="P11" style:family="paragraph" style:parent-style-name="Standard">
      <style:text-properties officeooo:rsid="00091090" officeooo:paragraph-rsid="000f9160"/>
    </style:style>
    <style:style style:name="P12" style:family="paragraph" style:parent-style-name="Standard">
      <style:text-properties officeooo:rsid="00091090" officeooo:paragraph-rsid="0010507d"/>
    </style:style>
    <style:style style:name="P13" style:family="paragraph" style:parent-style-name="Standard">
      <style:text-properties officeooo:rsid="000a88eb" officeooo:paragraph-rsid="000a88eb"/>
    </style:style>
    <style:style style:name="P14" style:family="paragraph" style:parent-style-name="Standard">
      <style:text-properties officeooo:rsid="000bcf34" officeooo:paragraph-rsid="000bcf34"/>
    </style:style>
    <style:style style:name="P15" style:family="paragraph" style:parent-style-name="Standard">
      <style:text-properties officeooo:rsid="000bcf34" officeooo:paragraph-rsid="0010507d"/>
    </style:style>
    <style:style style:name="P16" style:family="paragraph" style:parent-style-name="Standard">
      <style:text-properties officeooo:rsid="000c795b" officeooo:paragraph-rsid="000c795b"/>
    </style:style>
    <style:style style:name="P17" style:family="paragraph" style:parent-style-name="Standard">
      <style:text-properties officeooo:rsid="000e08a3" officeooo:paragraph-rsid="000e08a3"/>
    </style:style>
    <style:style style:name="P18" style:family="paragraph" style:parent-style-name="Standard">
      <style:text-properties officeooo:paragraph-rsid="00041e1c"/>
    </style:style>
    <style:style style:name="P19" style:family="paragraph" style:parent-style-name="Standard">
      <style:text-properties officeooo:paragraph-rsid="000f9160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229a1" officeooo:paragraph-rsid="001229a1" style:font-weight-asian="bold" style:font-weight-complex="bold"/>
    </style:style>
    <style:style style:name="T1" style:family="text">
      <style:text-properties officeooo:rsid="00041742"/>
    </style:style>
    <style:style style:name="T2" style:family="text">
      <style:text-properties officeooo:rsid="00041e1c"/>
    </style:style>
    <style:style style:name="T3" style:family="text">
      <style:text-properties officeooo:rsid="0006f460"/>
    </style:style>
    <style:style style:name="T4" style:family="text">
      <style:text-properties officeooo:rsid="00086aa7"/>
    </style:style>
    <style:style style:name="T5" style:family="text">
      <style:text-properties officeooo:rsid="000e01b4"/>
    </style:style>
    <style:style style:name="T6" style:family="text">
      <style:text-properties officeooo:rsid="000e08a3"/>
    </style:style>
    <style:style style:name="T7" style:family="text">
      <style:text-properties officeooo:rsid="000f9160"/>
    </style:style>
    <style:style style:name="T8" style:family="text">
      <style:text-properties officeooo:rsid="0010507d"/>
    </style:style>
    <style:style style:name="T9" style:family="text">
      <style:text-properties officeooo:rsid="0010660b"/>
    </style:style>
    <style:style style:name="T10" style:family="text">
      <style:text-properties officeooo:rsid="0013b9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QL Assignment question<text:span text:style-name="T10">s</text:span></text:p>
      <text:p text:style-name="P3"/>
      <text:p text:style-name="P3">1)<text:span text:style-name="T7">Find all customer's order between 1 Aug to 15 Aug with count.</text:span></text:p>
      <text:p text:style-name="P3"/>
      <text:p text:style-name="P19"><text:span text:style-name="T2">(w.r.t <text:s/>sakila database)</text:span></text:p>
      <text:p text:style-name="P2">select count(payment_date) as "No of <text:span text:style-name="T1">Payment</text:span>",payment_date from sakila.payment</text:p>
      <text:p text:style-name="P1">where payment_date between "2005-05-24" and "2005-0<text:span text:style-name="T1">6</text:span>-26"</text:p>
      <text:p text:style-name="P1">group by date(payment_date)</text:p>
      <text:p text:style-name="P1">order by payment_date asc;</text:p>
      <text:p text:style-name="P1"/>
      <text:p text:style-name="P4">or</text:p>
      <text:p text:style-name="P18"><text:span text:style-name="T2">(w.r.t <text:s/>given assignment</text:span></text:p>
      <text:p text:style-name="P4">select count(order_date) as "No of order",order_date from order</text:p>
      <text:p text:style-name="P4">where order_date between "2005-08-01" and "2005-08-15"</text:p>
      <text:p text:style-name="P4">group by date(order_date)</text:p>
      <text:p text:style-name="P4">order by order_date asc;</text:p>
      <text:p text:style-name="P4"/>
      <text:p text:style-name="P4"/>
      <text:p text:style-name="P6">2)<text:span text:style-name="T7">Select all orders of customers whose quantity is greater than 100</text:span></text:p>
      <text:p text:style-name="P6"/>
      <text:p text:style-name="P6"><text:span text:style-name="T4">(w.r.t sakila database)</text:span></text:p>
      <text:p text:style-name="P8">select *</text:p>
      <text:p text:style-name="P8">from sakila.payment</text:p>
      <text:p text:style-name="P8">where amount&gt;10</text:p>
      <text:p text:style-name="P8">order by amount asc;</text:p>
      <text:p text:style-name="P8"/>
      <text:p text:style-name="P8"/>
      <text:p text:style-name="P5"/>
      <text:p text:style-name="P7">(w.r.t given assignment)</text:p>
      <text:p text:style-name="P5"><text:span text:style-name="T3">select order,customer_name,quantity</text:span></text:p>
      <text:p text:style-name="P7">from order</text:p>
      <text:p text:style-name="P7">where quantity&gt;100</text:p>
      <text:p text:style-name="P7"/>
      <text:p text:style-name="P7"/>
      <text:p text:style-name="P12">3)<text:span text:style-name="T8">Find customer's products.</text:span></text:p>
      <text:p text:style-name="P11"/>
      <text:p text:style-name="P11"><text:span text:style-name="T4">(w.r.t sakila database)</text:span></text:p>
      <text:p text:style-name="P10"><text:span text:style-name="T6">select p.customer_id,first_name,last_name,payment_id,rental_id, amount, payment_date</text:span></text:p>
      <text:p text:style-name="P17">from sakila.customer as c, sakila.payment as p</text:p>
      <text:p text:style-name="P17">where c.customer_id = p.customer_id;</text:p>
      <text:p text:style-name="P9"/>
      <text:p text:style-name="P9"/>
      <text:p text:style-name="P13">(w.r.t given assignment)</text:p>
      <text:p text:style-name="P13"/>
      <text:p text:style-name="P13">select p.customer_id, c.customer_name, p.product_name</text:p>
      <text:p text:style-name="P13">from customer as c,products as p</text:p>
      <text:p text:style-name="P13">where c.customer_id = p.customer_id</text:p>
      <text:p text:style-name="P13"/>
      <text:p text:style-name="P13"/>
      <text:p text:style-name="P15">4)<text:span text:style-name="T9">Write a query to fetch total price of all the products ordered by each customer.</text:span></text:p>
      <text:p text:style-name="P15"/>
      <text:p text:style-name="P15">(w.r.t sakila database)</text:p>
      <text:p text:style-name="P14"><text:soft-page-break/></text:p>
      <text:p text:style-name="P14">select p.customer_id,first_name,last_name, sum(amount) as "Total amount"</text:p>
      <text:p text:style-name="P14">from sakila.customer as c,sakila.payment as p</text:p>
      <text:p text:style-name="P14">where c.customer_id = p.customer_id</text:p>
      <text:p text:style-name="P14">group by p.customer_id</text:p>
      <text:p text:style-name="P14"/>
      <text:p text:style-name="P16">(w.r.t to given assignment)</text:p>
      <text:p text:style-name="P16"/>
      <text:p text:style-name="P16">select p.customer_id, customer_name,sum(price) as "Total price"</text:p>
      <text:p text:style-name="P16">from customer as c, product as p</text:p>
      <text:p text:style-name="P16">where c.customer_id = p.customer_id</text:p>
      <text:p text:style-name="P16">group by p.customer_id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5:12:31.514433188</meta:creation-date>
    <meta:generator>LibreOffice/4.2.8.2$Linux_x86 LibreOffice_project/420m0$Build-2</meta:generator>
    <dc:date>2016-10-20T17:04:20.330121277</dc:date>
    <meta:editing-duration>PT1H51M14S</meta:editing-duration>
    <meta:editing-cycles>18</meta:editing-cycles>
    <meta:document-statistic meta:table-count="0" meta:image-count="0" meta:object-count="0" meta:page-count="2" meta:paragraph-count="43" meta:word-count="196" meta:character-count="1554" meta:non-whitespace-character-count="1392"/>
  </office:meta>
</office:document-meta>
</file>